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hr/eez" text:style-name="Internet_20_link" text:visited-style-name="Visited_20_Internet_20_Link">www.envox.hr/eez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Document version: 1.21</text:p>
      <text:p text:style-name="Standard">Date: <text:date style:data-style-name="N84" text:date-value="2020-10-21T15:14:24.99">2020-10-21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SCPI reference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SCPI reference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7$Unix OpenOffice.org_project/417m1$Build-980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190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